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02in"/>
    </style:style>
    <style:style style:name="co2" style:family="table-column">
      <style:table-column-properties fo:break-before="auto" style:column-width="1.8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2.6492in"/>
    </style:style>
    <style:style style:name="co9" style:family="table-column">
      <style:table-column-properties fo:break-before="auto" style:column-width="8.2917in"/>
    </style:style>
    <style:style style:name="co10" style:family="table-column">
      <style:table-column-properties fo:break-before="auto" style:column-width="1.9835in"/>
    </style:style>
    <style:style style:name="co11" style:family="table-column">
      <style:table-column-properties fo:break-before="auto" style:column-width="2.2091in"/>
    </style:style>
    <style:style style:name="co12" style:family="table-column">
      <style:table-column-properties fo:break-before="auto" style:column-width="3.0984in"/>
    </style:style>
    <style:style style:name="co13" style:family="table-column">
      <style:table-column-properties fo:break-before="auto" style:column-width="1.5972in"/>
    </style:style>
    <style:style style:name="co14" style:family="table-column">
      <style:table-column-properties fo:break-before="auto" style:column-width="2.605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787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 table:tab-color="#8d281e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/>
      <style:text-properties fo:font-size="20pt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>
      <style:table-cell-properties fo:background-color="#000000"/>
      <style:text-properties fo:color="#ffa6a6" fo:font-size="20pt" fo:font-weight="bold" style:font-weight-asian="bold" style:font-weight-complex="bold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104">
      <style:table-cell-properties fo:background-color="#eeeeee"/>
    </style:style>
    <style:style style:name="ce9" style:family="table-cell" style:parent-style-name="Default" style:data-style-name="N104"/>
    <style:style style:name="ce17" style:family="table-cell" style:parent-style-name="Default" style:data-style-name="N104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ot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Total Price</text:p>
          </table:table-cell>
          <table:table-cell table:formula="of:=SUM([$'P2 Board'.E2:$'P2 Board'.E1000])+SUM([$Drivebase.E2:$Drivebase.E1001])+SUM([$Misc.E2:$Misc.E1000])" office:value-type="currency" office:currency="USD" office:value="476.664" calcext:value-type="currency">
            <text:p>$476.66</text:p>
          </table:table-cell>
        </table:table-row>
        <table:table-row table:style-name="ro2">
          <table:table-cell table:style-name="ce2" office:value-type="string" calcext:value-type="string">
            <text:p>* Does not include shipping, tariffs, fees, and may not be up to date</text:p>
          </table:table-cell>
          <table:table-cell table:style-name="ce2" office:value-type="string" calcext:value-type="string">
            <text:p>* Prices will be slightly higher due to minimum order requirements</text:p>
          </table:table-cell>
        </table:table-row>
      </table:table>
      <table:table table:name="Drivebas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ce12" office:value-type="string" calcext:value-type="string">
            <text:p>Name</text:p>
          </table:table-cell>
          <table:table-cell table:style-name="ce13" office:value-type="string" calcext:value-type="string">
            <text:p>Part Number</text:p>
          </table:table-cell>
          <table:table-cell table:style-name="ce12" office:value-type="string" calcext:value-type="string">
            <text:p>Quantity</text:p>
          </table:table-cell>
          <table:table-cell table:style-name="ce15" office:value-type="string" calcext:value-type="string">
            <text:p>Approx Price</text:p>
          </table:table-cell>
          <table:table-cell table:style-name="ce15" office:value-type="string" calcext:value-type="string">
            <text:p>Total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2040 Extrusion (14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5.18" calcext:value-type="currency">
            <text:p>$5.18</text:p>
          </table:table-cell>
          <table:table-cell table:formula="of:=[.D2]*[.C2]" office:value-type="currency" office:currency="USD" office:value="10.36" calcext:value-type="currency">
            <text:p>$10.36</text:p>
          </table:table-cell>
          <table:table-cell office:value-type="string" calcext:value-type="string">
            <text:p><text:a xlink:href="https://8020.net/20-2040.html" xlink:type="simple">https://8020.net/20-2040.html</text:a> 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40 Extrusion (36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8.81" calcext:value-type="currency">
            <text:p>$8.81</text:p>
          </table:table-cell>
          <table:table-cell table:formula="of:=[.D3]*[.C3]" office:value-type="currency" office:currency="USD" office:value="17.62" calcext:value-type="currency">
            <text:p>$17.62</text:p>
          </table:table-cell>
          <table:table-cell office:value-type="string" calcext:value-type="string">
            <text:p><text:a xlink:href="https://8020.net/20-2040.html" xlink:type="simple">https://8020.net/20-2040.html</text:a>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40 Extrusion (485mm)</text:p>
          </table:table-cell>
          <table:table-cell office:value-type="string" calcext:value-type="string">
            <text:p>20-204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0.79" calcext:value-type="currency">
            <text:p>$10.79</text:p>
          </table:table-cell>
          <table:table-cell table:formula="of:=[.D4]*[.C4]" office:value-type="currency" office:currency="USD" office:value="21.58" calcext:value-type="currency">
            <text:p>$21.58</text:p>
          </table:table-cell>
          <table:table-cell office:value-type="string" calcext:value-type="string">
            <text:p><text:a xlink:href="https://8020.net/20-2040.html" xlink:type="simple">https://8020.net/20-2040.html</text:a> </text:p>
          </table:table-cell>
          <table:table-cell table:style-name="Warning" office:value-type="string" calcext:value-type="string">
            <text:p>IMPORTANT: LINKS DO NOT CONTAIN CUSTOMIZATIONS! SET LENGTH OPTION MANUALLY BEFORE ADDING TO CART</text:p>
          </table:table-cell>
        </table:table-row>
        <table:table-row table:style-name="ro3">
          <table:table-cell office:value-type="string" calcext:value-type="string">
            <text:p>20 Series 4 Hole - Wide Inside Corner Bracket</text:p>
          </table:table-cell>
          <table:table-cell office:value-type="string" calcext:value-type="string">
            <text:p>20-4113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5.98" calcext:value-type="currency">
            <text:p>$5.98</text:p>
          </table:table-cell>
          <table:table-cell table:formula="of:=[.D5]*[.C5]" office:value-type="currency" office:currency="USD" office:value="47.84" calcext:value-type="currency">
            <text:p>$47.84</text:p>
          </table:table-cell>
          <table:table-cell office:value-type="string" calcext:value-type="string">
            <text:p><text:a xlink:href="https://8020.net/20-4113.html" xlink:type="simple">https://8020.net/20-4113.html</text:a></text:p>
          </table:table-cell>
          <table:table-cell office:value-type="string" calcext:value-type="string">
            <text:p>May be different from design. Part does not contain slotted holes. Is the same functionally for the design</text:p>
          </table:table-cell>
        </table:table-row>
        <table:table-row table:style-name="ro3">
          <table:table-cell office:value-type="string" calcext:value-type="string">
            <text:p>6.3mm ID 13mm OD 40mm L Spacer</text:p>
          </table:table-cell>
          <table:table-cell office:value-type="string" calcext:value-type="string">
            <text:p>94669A202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2.57" calcext:value-type="currency">
            <text:p>$2.57</text:p>
          </table:table-cell>
          <table:table-cell table:formula="of:=[.D6]*[.C6]" office:value-type="currency" office:currency="USD" office:value="41.12" calcext:value-type="currency">
            <text:p>$41.12</text:p>
          </table:table-cell>
          <table:table-cell office:value-type="string" calcext:value-type="string">
            <text:p><text:a xlink:href="https://www.mcmaster.com/94669A202/" xlink:type="simple">https://www.mcmaster.com/94669A202/</text:a></text:p>
          </table:table-cell>
          <table:table-cell table:style-name="ce9" office:value-type="string" calcext:value-type="string">
            <text:p>$3.05 when ordering less than 10</text:p>
          </table:table-cell>
        </table:table-row>
        <table:table-row table:style-name="ro3">
          <table:table-cell office:value-type="string" calcext:value-type="string">
            <text:p>Socket Head Screw 1/4"-20, 2-1/4"</text:p>
          </table:table-cell>
          <table:table-cell office:value-type="string" calcext:value-type="string">
            <text:p>92196A811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.26" calcext:value-type="currency">
            <text:p>$1.26</text:p>
          </table:table-cell>
          <table:table-cell table:formula="of:=[.D7]*[.C7]" office:value-type="currency" office:currency="USD" office:value="10.08" calcext:value-type="currency">
            <text:p>$10.08</text:p>
          </table:table-cell>
          <table:table-cell office:value-type="string" calcext:value-type="string">
            <text:p><text:a xlink:href="https://www.mcmaster.com/92196A811/" xlink:type="simple">https://www.mcmaster.com/92196A811/</text:a> </text:p>
          </table:table-cell>
          <table:table-cell table:style-name="Warning" office:value-type="string" calcext:value-type="string">
            <text:p>ORDERED IN PACKS OF 25. QUANTITY IS IN UNITS, NOT PACKS.</text:p>
          </table:table-cell>
        </table:table-row>
        <table:table-row table:style-name="ro3">
          <table:table-cell office:value-type="string" calcext:value-type="string">
            <text:p>Socket Head Screw M5 x 50 mm, Part Threaded</text:p>
          </table:table-cell>
          <table:table-cell office:value-type="string" calcext:value-type="string">
            <text:p>91292A196</text:p>
          </table:table-cell>
          <table:table-cell office:value-type="float" office:value="13" calcext:value-type="float">
            <text:p>13</text:p>
          </table:table-cell>
          <table:table-cell table:style-name="ce17" office:value-type="currency" office:currency="USD" office:value="0.648" calcext:value-type="currency">
            <text:p>$0.65</text:p>
          </table:table-cell>
          <table:table-cell table:formula="of:=[.D8]*[.C8]" office:value-type="currency" office:currency="USD" office:value="8.424" calcext:value-type="currency">
            <text:p>$8.42</text:p>
          </table:table-cell>
          <table:table-cell office:value-type="string" calcext:value-type="string">
            <text:p><text:a xlink:href="https://www.mcmaster.com/91292A196/" xlink:type="simple">https://www.mcmaster.com/91292A196/</text:a> </text:p>
          </table:table-cell>
          <table:table-cell table:style-name="Warning" office:value-type="string" calcext:value-type="string">
            <text:p>ORDERED IN PACKS OF 25. QUANTITY IS IN UNITS, NOT PACKS.</text:p>
          </table:table-cell>
        </table:table-row>
        <table:table-row table:style-name="ro3">
          <table:table-cell office:value-type="string" calcext:value-type="string">
            <text:p>10mm Hex, 40mm Long, M5 Spacer Threaded</text:p>
          </table:table-cell>
          <table:table-cell office:value-type="string" calcext:value-type="string">
            <text:p>95947A563</text:p>
          </table:table-cell>
          <table:table-cell office:value-type="float" office:value="12" calcext:value-type="float">
            <text:p>12</text:p>
          </table:table-cell>
          <table:table-cell office:value-type="currency" office:currency="USD" office:value="2.99" calcext:value-type="currency">
            <text:p>$2.99</text:p>
          </table:table-cell>
          <table:table-cell table:formula="of:=[.D9]*[.C9]" office:value-type="currency" office:currency="USD" office:value="35.88" calcext:value-type="currency">
            <text:p>$35.88</text:p>
          </table:table-cell>
          <table:table-cell office:value-type="string" calcext:value-type="string">
            <text:p><text:a xlink:href="https://www.mcmaster.com/95947A563/" xlink:type="simple">https://www.mcmaster.com/95947A563/</text:a> </text:p>
          </table:table-cell>
          <table:table-cell office:value-type="string" calcext:value-type="string">
            <text:p>$3.55 when ordering less than 10</text:p>
          </table:table-cell>
        </table:table-row>
        <table:table-row table:style-name="ro3">
          <table:table-cell office:value-type="string" calcext:value-type="string">
            <text:p>13 mm OD, 40 mm Long, for M5 Screw Size</text:p>
          </table:table-cell>
          <table:table-cell office:value-type="string" calcext:value-type="string">
            <text:p>94669A201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2.57" calcext:value-type="currency">
            <text:p>$2.57</text:p>
          </table:table-cell>
          <table:table-cell table:formula="of:=[.D10]*[.C10]" office:value-type="currency" office:currency="USD" office:value="20.56" calcext:value-type="currency">
            <text:p>$20.56</text:p>
          </table:table-cell>
          <table:table-cell office:value-type="string" calcext:value-type="string">
            <text:p><text:a xlink:href="https://www.mcmaster.com/94669A201/" xlink:type="simple">https://www.mcmaster.com/94669A201/</text:a> </text:p>
          </table:table-cell>
          <table:table-cell office:value-type="string" calcext:value-type="string">
            <text:p>$3.05 when ordering less than 11</text:p>
          </table:table-cell>
        </table:table-row>
        <table:table-row table:style-name="ro3">
          <table:table-cell office:value-type="string" calcext:value-type="string">
            <text:p>6.5″ Hub Motors and Mounting Blocks Bundle</text:p>
          </table:table-cell>
          <table:table-cell office:value-type="string" calcext:value-type="string">
            <text:p>BUNDL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24.2" calcext:value-type="currency">
            <text:p>$224.20</text:p>
          </table:table-cell>
          <table:table-cell table:formula="of:=[.D11]*[.C11]" office:value-type="currency" office:currency="USD" office:value="224.2" calcext:value-type="currency">
            <text:p>$224.20</text:p>
          </table:table-cell>
          <table:table-cell office:value-type="string" calcext:value-type="string">
            <text:p><text:a xlink:href="https://www.parallax.com/product/6-5-hub-motors-with-encoders-and-mounting-blocks-bundle/" xlink:type="simple">Parallax</text:a> </text:p>
          </table:table-cell>
          <table:table-cell office:value-type="string" calcext:value-type="string">
            <text:p>2x #27860 and 2x #34080 bundled at a lower cost</text:p>
          </table:table-cell>
        </table:table-row>
        <table:table-row table:style-name="ro3">
          <table:table-cell office:value-type="string" calcext:value-type="string">
            <text:p>Heavy Duty Caster Wheel Kit</text:p>
          </table:table-cell>
          <table:table-cell office:value-type="float" office:value="64080" calcext:value-type="float">
            <text:p>6408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9" calcext:value-type="currency">
            <text:p>$39.00</text:p>
          </table:table-cell>
          <table:table-cell table:formula="of:=[.D12]*[.C12]" office:value-type="currency" office:currency="USD" office:value="39" calcext:value-type="currency">
            <text:p>$39.00</text:p>
          </table:table-cell>
          <table:table-cell office:value-type="string" calcext:value-type="string">
            <text:p><text:a xlink:href="https://www.parallax.com/product/heavy-duty-caster-wheel-kit/" xlink:type="simple">Parallax</text:a> </text:p>
          </table:table-cell>
          <table:table-cell/>
        </table:table-row>
        <table:table-row table:style-name="ro3" table:number-rows-repeated="104856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2 Board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2" table:default-cell-style-name="Default"/>
        <table:table-row table:style-name="ro3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Part Number</text:p>
          </table:table-cell>
          <table:table-cell table:style-name="ce12" office:value-type="string" calcext:value-type="string">
            <text:p>Quantity</text:p>
          </table:table-cell>
          <table:table-cell table:style-name="ce15" office:value-type="string" calcext:value-type="string">
            <text:p>Approx Price</text:p>
          </table:table-cell>
          <table:table-cell table:style-name="ce15" office:value-type="string" calcext:value-type="string">
            <text:p>Total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3">
          <table:table-cell table:style-name="ce5" table:number-columns-repeated="3"/>
          <table:table-cell table:style-name="ce8" table:number-columns-repeated="2"/>
          <table:table-cell table:style-name="ce5" table:number-columns-repeated="2"/>
        </table:table-row>
        <table:table-row table:style-name="ro4" table:number-rows-repeated="32">
          <table:table-cell table:number-columns-repeated="2"/>
          <table:table-cell table:style-name="ce6"/>
          <table:table-cell table:number-columns-repeated="4"/>
        </table:table-row>
        <table:table-row table:style-name="ro3" table:number-rows-repeated="104854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isc" table:style-name="ta2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4" table:default-cell-style-name="Default"/>
        <table:table-row table:style-name="ro3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Part Number</text:p>
          </table:table-cell>
          <table:table-cell table:style-name="ce12" office:value-type="string" calcext:value-type="string">
            <text:p>Quantity</text:p>
          </table:table-cell>
          <table:table-cell table:style-name="ce15" office:value-type="string" calcext:value-type="string">
            <text:p>Approx Price</text:p>
          </table:table-cell>
          <table:table-cell table:style-name="ce15" office:value-type="string" calcext:value-type="string">
            <text:p>Total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3" table:number-rows-repeated="104857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1" table:target-range-address="Drivebase.A1:Drivebase.G1" table:display-filter-buttons="true"/>
        <table:database-range table:name="__Anonymous_Sheet_DB__2" table:target-range-address="'P2 Board'.A1:'P2 Board'.G1" table:display-filter-buttons="true"/>
        <table:database-range table:name="__Anonymous_Sheet_DB__3" table:target-range-address="Misc.A1:Misc.G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number number:decimal-places="2" number:min-decimal-places="2" number:min-integer-digits="1" number:grouping="true"/>
      <number:text> _-</number:text>
      <number:currency-symbol number:language="chr" number:script="Cher" number:country="US">$</number:currency-symbol>
    </number:currency-style>
    <number:number-style style:name="N169">
      <number:text>£</number:text>
      <number:number number:decimal-places="2" number:min-decimal-places="2" number:min-integer-digits="1" number:grouping="true"/>
    </number:number-style>
    <number:currency-style style:name="N170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71">
      <number:number number:decimal-places="1" number:min-decimal-places="1" number:min-integer-digits="1"/>
      <number:text>%</number:text>
    </number:percentage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16:31:50.1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9:04:15.416000000</meta:creation-date>
    <dc:date>2024-09-24T20:10:40.194000000</dc:date>
    <meta:editing-duration>PT3H6M55S</meta:editing-duration>
    <meta:editing-cycles>15</meta:editing-cycles>
    <meta:generator>LibreOffice/24.8.1.2$Windows_X86_64 LibreOffice_project/87fa9aec1a63e70835390b81c40bb8993f1d4ff6</meta:generator>
    <meta:document-statistic meta:table-count="4" meta:cell-count="101" meta:object-count="0"/>
  </office:meta>
</office:document-meta>
</file>